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0dd0b0" officeooo:paragraph-rsid="000dd0b0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officeooo:rsid="000dd0b0" officeooo:paragraph-rsid="000dd0b0"/>
    </style:style>
    <style:style style:name="P3" style:family="paragraph" style:parent-style-name="Standard" style:list-style-name="L1">
      <style:text-properties style:font-name="Liberation Sans" officeooo:rsid="000dd0b0" officeooo:paragraph-rsid="000dd0b0"/>
    </style:style>
    <style:style style:name="P4" style:family="paragraph" style:parent-style-name="Standard">
      <style:text-properties style:font-name="Liberation Sans" officeooo:rsid="000ff527" officeooo:paragraph-rsid="000fd26e"/>
    </style:style>
    <style:style style:name="P5" style:family="paragraph" style:parent-style-name="Standard">
      <style:text-properties style:font-name="Liberation Sans" officeooo:paragraph-rsid="000f218e"/>
    </style:style>
    <style:style style:name="P6" style:family="paragraph" style:parent-style-name="Standard">
      <style:text-properties style:font-name="Liberation Sans" fo:font-size="12pt" officeooo:rsid="00114afa" officeooo:paragraph-rsid="00114afa" style:font-size-asian="12pt" style:font-size-complex="12pt"/>
    </style:style>
    <style:style style:name="P7" style:family="paragraph" style:parent-style-name="Standard">
      <style:text-properties style:font-name="Liberation Sans" officeooo:rsid="00133a96" officeooo:paragraph-rsid="00133a96"/>
    </style:style>
    <style:style style:name="P8" style:family="paragraph" style:parent-style-name="Standard">
      <style:text-properties fo:color="#000000" style:font-name="Liberation Sans" fo:font-size="12pt" fo:font-style="italic" officeooo:rsid="000dd0b0" officeooo:paragraph-rsid="000dd0b0" style:font-size-asian="12pt" style:font-style-asian="italic" style:font-size-complex="12pt" style:font-style-complex="italic"/>
    </style:style>
    <style:style style:name="P9" style:family="paragraph" style:parent-style-name="Standard">
      <style:text-properties fo:color="#000000" style:font-name="Liberation Sans" fo:font-size="12pt" fo:font-style="italic" officeooo:rsid="000fd26e" officeooo:paragraph-rsid="00114afa" style:font-size-asian="12pt" style:font-style-asian="italic" style:font-size-complex="12pt" style:font-style-complex="italic"/>
    </style:style>
    <style:style style:name="P10" style:family="paragraph" style:parent-style-name="Standard">
      <style:text-properties fo:color="#000000" style:font-name="Liberation Sans" fo:font-size="12pt" fo:font-style="italic" officeooo:paragraph-rsid="00114afa" style:font-size-asian="12pt" style:font-style-asian="italic" style:font-size-complex="12pt" style:font-style-complex="italic"/>
    </style:style>
    <style:style style:name="P11" style:family="paragraph" style:parent-style-name="Standard">
      <style:text-properties fo:color="#000000" style:font-name="Liberation Sans" fo:font-size="12pt" fo:font-style="italic" officeooo:rsid="000ff527" officeooo:paragraph-rsid="00114afa" style:font-size-asian="12pt" style:font-style-asian="italic" style:font-size-complex="12pt" style:font-style-complex="italic"/>
    </style:style>
    <style:style style:name="P12" style:family="paragraph" style:parent-style-name="Standard">
      <style:text-properties fo:color="#000000" style:font-name="Liberation Sans" fo:font-size="12pt" officeooo:rsid="000dd0b0" officeooo:paragraph-rsid="000dd0b0" style:font-size-asian="12pt" style:font-size-complex="12pt"/>
    </style:style>
    <style:style style:name="P13" style:family="paragraph" style:parent-style-name="Standard">
      <style:text-properties fo:color="#000000" style:font-name="Liberation Sans" fo:font-size="12pt" officeooo:paragraph-rsid="000dd0b0" style:font-size-asian="12pt" style:font-size-complex="12pt"/>
    </style:style>
    <style:style style:name="P14" style:family="paragraph" style:parent-style-name="Standard">
      <style:text-properties fo:color="#000000" style:font-name="Liberation Sans" fo:font-size="12pt" officeooo:paragraph-rsid="000ff527" style:font-size-asian="12pt" style:font-size-complex="12pt"/>
    </style:style>
    <style:style style:name="P15" style:family="paragraph" style:parent-style-name="Standard">
      <style:text-properties fo:color="#000000" style:font-name="Liberation Sans" fo:font-size="12pt" officeooo:rsid="00114afa" officeooo:paragraph-rsid="00114afa" style:font-size-asian="12pt" style:font-size-complex="12pt"/>
    </style:style>
    <style:style style:name="P16" style:family="paragraph" style:parent-style-name="Standard">
      <style:text-properties fo:color="#000000" style:font-name="Liberation Sans" fo:font-size="12pt" officeooo:rsid="00114afa" officeooo:paragraph-rsid="00133a96" style:font-size-asian="12pt" style:font-size-complex="12pt"/>
    </style:style>
    <style:style style:name="P17" style:family="paragraph" style:parent-style-name="Standard" style:list-style-name="L2">
      <style:text-properties fo:color="#000000" style:font-name="Liberation Sans" fo:font-size="12pt" officeooo:rsid="00114afa" officeooo:paragraph-rsid="00133a96" style:font-size-asian="12pt" style:font-size-complex="12pt"/>
    </style:style>
    <style:style style:name="P18" style:family="paragraph" style:parent-style-name="Standard">
      <style:text-properties fo:color="#000000" style:font-name="Liberation Sans" fo:font-size="12pt" officeooo:rsid="00133a96" officeooo:paragraph-rsid="00133a96" style:font-size-asian="12pt" style:font-size-complex="12pt"/>
    </style:style>
    <style:style style:name="P19" style:family="paragraph" style:parent-style-name="Standard" style:list-style-name="L3">
      <style:text-properties fo:color="#000000" style:font-name="Liberation Sans" fo:font-size="12pt" fo:font-weight="bold" officeooo:rsid="00133a96" officeooo:paragraph-rsid="00133a96" style:font-size-asian="12pt" style:font-weight-asian="bold" style:font-size-complex="12pt" style:font-weight-complex="bold"/>
    </style:style>
    <style:style style:name="T1" style:family="text">
      <style:text-properties officeooo:rsid="000dd0b0"/>
    </style:style>
    <style:style style:name="T2" style:family="text">
      <style:text-properties fo:font-variant="normal" fo:text-transform="none" fo:color="#202124" fo:font-size="12pt" fo:letter-spacing="normal" fo:font-style="normal" fo:font-weight="normal"/>
    </style:style>
    <style:style style:name="T3" style:family="text">
      <style:text-properties fo:font-variant="normal" fo:text-transform="none" fo:color="#202122" fo:font-size="10.5pt" fo:letter-spacing="normal" fo:font-style="normal" fo:font-weight="normal"/>
    </style:style>
    <style:style style:name="T4" style:family="text">
      <style:text-properties fo:font-variant="normal" fo:text-transform="none" fo:letter-spacing="normal" fo:font-weight="normal"/>
    </style:style>
    <style:style style:name="T5" style:family="text">
      <style:text-properties fo:font-style="italic" officeooo:rsid="00133a96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none" officeooo:rsid="00133a96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33a96"/>
    </style:style>
    <style:style style:name="T10" style:family="text">
      <style:text-properties officeooo:rsid="000f218e"/>
    </style:style>
    <style:style style:name="T11" style:family="text">
      <style:text-properties officeooo:rsid="000fd26e"/>
    </style:style>
    <style:style style:name="T12" style:family="text">
      <style:text-properties officeooo:rsid="000ff527"/>
    </style:style>
    <style:style style:name="T13" style:family="text">
      <style:text-properties officeooo:rsid="00114af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33a96"/>
    </style:style>
    <style:style style:name="T16" style:family="text">
      <style:text-properties style:text-underline-style="none" officeooo:rsid="00133a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ção Para o Trabalho Prático 00 :</text:p>
      <text:p text:style-name="P2"/>
      <text:list xml:id="list2810593434" text:style-name="L1">
        <text:list-item>
          <text:p text:style-name="P3"><text:span text:style-name="T14">Problema 1:</text:span></text:p>
        </text:list-item>
      </text:list>
      <text:p text:style-name="P6"/>
      <text:p text:style-name="P8">- Criamos uma comunicação baseada em <text:span text:style-name="T8">sockets</text:span> onde o agente Emitter é o responsável pelo envio de uma mensagem, e o agente Receiver irá recepcionar a mensagem. </text:p>
      <text:p text:style-name="P9">- <text:s/>A mensagem a ser enviada é cifrada usando o modo GCM;</text:p>
      <text:p text:style-name="P10"><text:span text:style-name="T11">- </text:span><text:span text:style-name="T12">Para a Derivação de chave a parti da password, utilizamos o algoritmo </text:span><text:span text:style-name="T4">PBKDF2;</text:span></text:p>
      <text:p text:style-name="P11"><text:span text:style-name="T4">- E a autenticação da chave usando o MAC.</text:span></text:p>
      <text:p text:style-name="P12"/>
      <text:p text:style-name="P13"><text:span text:style-name="T1">O processo iniciar com o Receiver disponibilizando uma conexão numa determinada porta/endereço. E, então o Emitter solicita iniciar a conexão com o Receiver. </text:span></text:p>
      <text:p text:style-name="P13"/>
      <text:p text:style-name="P12">Após a conexão estabelecida, o Emitter precisará informar uma senha, assim como o Receiver, para realizar a troca das mensagens, <text:span text:style-name="T10">logo, ambas as senhas precisam ser inseridas em conformidade, para que não haja problemas no processo de <text:s/>transmissão das mensagens</text:span>. <text:s/>O recurso escolhido para o pedido de senha entre os agentes foi o recurso <text:span text:style-name="T6">getpass</text:span> por ser uma maneira mais segura enquanto os agentes digitem suas senhas, sem que sejam exibidas no terminal.</text:p>
      <text:p text:style-name="P12"/>
      <text:p text:style-name="P14"><text:span text:style-name="T10">Após senha informada pelos agentes, o Receiver fica no aguardo de uma mensagem, enquanto que ao Emitter é solicitado que se insira qual mensagem deve ser enviada. Após a mensagem enviada, é exibida a versão cifrada, para confirmação de que a mensagem foi cifrada e enviada com sucesso. <text:s/></text:span><text:span text:style-name="T13">O</text:span><text:span text:style-name="T12"> u</text:span><text:span text:style-name="T10">ltimo processo, </text:span><text:span text:style-name="T12">é </text:span><text:span text:style-name="T10">o Receiver recebe</text:span><text:span text:style-name="T12">r</text:span><text:span text:style-name="T10"> a mensagem já decifrada.</text:span></text:p>
      <text:p text:style-name="P14"/>
      <text:p text:style-name="P15"/>
      <text:list xml:id="list3215744108" text:style-name="L2">
        <text:list-item>
          <text:p text:style-name="P17"><text:span text:style-name="T14">Dificuldades</text:span>:</text:p>
        </text:list-item>
      </text:list>
      <text:p text:style-name="P16"/>
      <text:p text:style-name="P16"><text:span text:style-name="T15">1 -</text:span> <text:span text:style-name="T15">Utilização do <text:s/></text:span><text:span text:style-name="T5">Notebook Jupyter</text:span><text:span text:style-name="T15"> para desenvolvimento do código, por isto fui utilizado o </text:span><text:span text:style-name="T7">Pycharm</text:span><text:span text:style-name="T15"> para desenvolvimento e o 2 terminais (1 para cada agente) para a execução.</text:span></text:p>
      <text:p text:style-name="P18"/>
      <text:p text:style-name="P15"/>
      <text:list xml:id="list3560266807" text:style-name="L3">
        <text:list-item>
          <text:p text:style-name="P19">Solução:</text:p>
        </text:list-item>
      </text:list>
      <text:p text:style-name="P2"/>
      <text:p text:style-name="P7">1 – aguardando...</text:p>
      <text:p text:style-name="P4"><text:span text:style-name="T3"/></text:p>
      <text:p text:style-name="P4"/>
      <text:p text:style-name="P2"/>
      <text:p text:style-name="P5"/>
      <text:p text:style-name="P2"/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1:25:22.614479268</meta:creation-date>
    <dc:date>2021-03-10T12:30:41.232907174</dc:date>
    <meta:editing-duration>PT3M48S</meta:editing-duration>
    <meta:editing-cycles>1</meta:editing-cycles>
    <meta:document-statistic meta:table-count="0" meta:image-count="0" meta:object-count="0" meta:page-count="1" meta:paragraph-count="13" meta:word-count="262" meta:character-count="1560" meta:non-whitespace-character-count="1306"/>
    <meta:generator>LibreOffice/6.4.6.2$Linux_X86_64 LibreOffice_project/40$Build-2</meta:generator>
  </office:meta>
</office:document-meta>
</file>